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44pt" officeooo:rsid="000e3d83" officeooo:paragraph-rsid="000e3d83" style:font-size-asian="44pt" style:font-size-complex="44pt"/>
    </style:style>
    <style:style style:name="P2" style:family="paragraph" style:parent-style-name="Standard">
      <style:paragraph-properties fo:text-align="end" style:justify-single-word="false"/>
      <style:text-properties fo:font-size="44pt" officeooo:rsid="000e3d83" officeooo:paragraph-rsid="000eb480" style:font-size-asian="44pt" style:font-size-complex="44pt"/>
    </style:style>
    <style:style style:name="P3" style:family="paragraph" style:parent-style-name="Standard">
      <style:paragraph-properties fo:text-align="end" style:justify-single-word="false"/>
      <style:text-properties fo:font-size="44pt" officeooo:rsid="000eb480" officeooo:paragraph-rsid="000eb480" style:font-size-asian="44pt" style:font-size-complex="44pt"/>
    </style:style>
    <style:style style:name="P4" style:family="paragraph" style:parent-style-name="Standard">
      <style:paragraph-properties fo:text-align="end" style:justify-single-word="false"/>
      <style:text-properties fo:font-size="44pt" officeooo:rsid="000fb429" officeooo:paragraph-rsid="000fb429" style:font-size-asian="44pt" style:font-size-complex="44pt"/>
    </style:style>
    <style:style style:name="T1" style:family="text">
      <style:text-properties officeooo:rsid="000eb480"/>
    </style:style>
    <style:style style:name="T2" style:family="text">
      <style:text-properties officeooo:rsid="000fb4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الاسم <text:s text:c="4"/>\ <text:s text:c="5"/>ادهم </text:p>
      <text:p text:style-name="P1"/>
      <text:p text:style-name="P1">العنوان <text:s text:c="3"/>\ <text:s text:c="5"/><text:span text:style-name="T2">الطبقة</text:span></text:p>
      <text:p text:style-name="P1"/>
      <text:p text:style-name="P4">الدولة <text:s text:c="2"/>\ <text:s text:c="2"/>سوريا</text:p>
      <text:p text:style-name="P1"/>
      <text:p text:style-name="P2">اسم العائلة <text:s text:c="3"/>\ <text:s text:c="4"/>المحمد</text:p>
      <text:p text:style-name="P2"/>
      <text:p text:style-name="P3">التاريخ <text:s text:c="2"/>\7\3\2017</text:p>
      <text:p text:style-name="P3"/>
      <text:p text:style-name="P3">اسم الاب <text:s text:c="2"/>\ <text:s text:c="3"/>احمد</text:p>
      <text:p text:style-name="P3"/>
      <text:p text:style-name="P3">اسم الام <text:s text:c="3"/>\ <text:s text:c="3"/>منار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5:28:31.500974389</meta:creation-date>
    <dc:date>2017-03-07T15:58:04.122030609</dc:date>
    <meta:editing-duration>PT6M32S</meta:editing-duration>
    <meta:editing-cycles>1</meta:editing-cycles>
    <meta:document-statistic meta:table-count="0" meta:image-count="0" meta:object-count="0" meta:page-count="1" meta:paragraph-count="7" meta:word-count="23" meta:character-count="151" meta:non-whitespace-character-count="93"/>
    <meta:generator>LibreOffice/5.2.2.2$Linux_X86_64 LibreOffice_project/20m0$Build-2</meta:generator>
  </office:meta>
</office:document-meta>
</file>